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8f3c" officeooo:paragraph-rsid="00088f3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8f3c" officeooo:paragraph-rsid="00088f3c" style:font-weight-asian="bold" style:font-weight-complex="bold"/>
    </style:style>
    <style:style style:name="P3" style:family="paragraph" style:parent-style-name="Standard">
      <style:text-properties officeooo:rsid="000b2e07" officeooo:paragraph-rsid="000b2e07"/>
    </style:style>
    <style:style style:name="P4" style:family="paragraph" style:parent-style-name="Standard">
      <style:text-properties officeooo:rsid="000c49af" officeooo:paragraph-rsid="000c49af"/>
    </style:style>
    <style:style style:name="P5" style:family="paragraph" style:parent-style-name="Standard">
      <style:text-properties officeooo:rsid="000d9b64" officeooo:paragraph-rsid="000d9b64"/>
    </style:style>
    <style:style style:name="P6" style:family="paragraph" style:parent-style-name="Standard">
      <style:text-properties officeooo:rsid="000f3bb1" officeooo:paragraph-rsid="000f3bb1"/>
    </style:style>
    <style:style style:name="P7" style:family="paragraph" style:parent-style-name="Standard">
      <style:text-properties officeooo:rsid="0010d527" officeooo:paragraph-rsid="0010d527"/>
    </style:style>
    <style:style style:name="P8" style:family="paragraph" style:parent-style-name="Standard">
      <style:text-properties officeooo:rsid="00119723" officeooo:paragraph-rsid="00119723"/>
    </style:style>
    <style:style style:name="T1" style:family="text">
      <style:text-properties officeooo:rsid="000a4b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genkatalog</text:p>
      <text:p text:style-name="P1"/>
      <text:p text:style-name="P1">Welche Merkmale hat der Webserver auf dem der Onlineshop gehostet wird?</text:p>
      <text:p text:style-name="P1"/>
      <text:p text:style-name="P1">Können Bilder auf dem Webserver abgelegt werden <text:span text:style-name="T1">und wie viel Speicherplatz steht zur Verfügung</text:span>?</text:p>
      <text:p text:style-name="P1"/>
      <text:p text:style-name="P3">Da ein Firmeneigener Webserver geplant ist wie hoch wird die Verfügbarkeit sein und wie groß der Datendurchsatz?</text:p>
      <text:p text:style-name="P3"/>
      <text:p text:style-name="P4">Soll der OnlineShop auch für Mobile Endgeräte optimiert werden? </text:p>
      <text:p text:style-name="P4"/>
      <text:p text:style-name="P5">Existiert bereits eine Corporate Identity an der sich das Layout der Webseite orientieren soll? </text:p>
      <text:p text:style-name="P5"/>
      <text:p text:style-name="P6">Soll ein Administrativer Zugriff auf das lokale Netzwerk beschränkt werden?</text:p>
      <text:p text:style-name="P6"/>
      <text:p text:style-name="P7">Inwieweit sollen Besuche auf dem Onlineshop statistisch ausgewertet werden? </text:p>
      <text:p text:style-name="P7"/>
      <text:p text:style-name="P8">Welche Menge an Hits wird zu Beginn erwartet?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9:24:14.401000000</meta:creation-date>
    <meta:generator>LibreOffice/4.3.0.4$Windows_x86 LibreOffice_project/62ad5818884a2fc2e5780dd45466868d41009ec0</meta:generator>
    <dc:date>2014-10-08T09:36:39.882000000</dc:date>
    <meta:editing-duration>PT12M23S</meta:editing-duration>
    <meta:editing-cycles>8</meta:editing-cycles>
    <meta:document-statistic meta:table-count="0" meta:image-count="0" meta:object-count="0" meta:page-count="1" meta:paragraph-count="9" meta:word-count="93" meta:character-count="647" meta:non-whitespace-character-count="560"/>
  </office:meta>
</office:document-meta>
</file>